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style:text-underline-style="none" style:font-name-asian="Microsoft YaHei" style:font-name-complex="Mangal"/>
    </style:style>
    <style:style style:name="P2" style:family="paragraph" style:parent-style-name="Text_20_body">
      <style:text-properties fo:font-weight="bold" style:font-weight-asian="bold" style:font-weight-complex="bold"/>
    </style:style>
    <style:style style:name="P3" style:family="paragraph" style:parent-style-name="Footnote">
      <style:paragraph-properties fo:margin-left="0cm" fo:margin-right="0cm" fo:text-indent="0cm" style:auto-text-indent="false"/>
    </style:style>
    <style:style style:name="P4" style:family="paragraph" style:parent-style-name="Footnote">
      <style:paragraph-properties fo:margin-left="0cm" fo:margin-right="0cm" fo:text-align="justify" style:justify-single-word="false" fo:text-indent="0cm" style:auto-text-indent="false"/>
    </style:style>
    <style:style style:name="P5" style:family="paragraph" style:parent-style-name="Heading_20_1">
      <style:text-properties style:text-underline-style="solid" style:text-underline-width="auto" style:text-underline-color="font-color"/>
    </style:style>
    <style:style style:name="P6" style:family="paragraph" style:parent-style-name="Heading_20_1">
      <style:paragraph-properties loext:contextual-spacing="false" fo:margin-top="0.423cm" fo:margin-bottom="0.212cm" fo:keep-with-next="always"/>
      <style:text-properties style:font-name="Arial" style:text-underline-style="solid" style:text-underline-width="auto" style:text-underline-color="font-color" style:font-name-asian="Microsoft YaHei" style:font-name-complex="Mangal"/>
    </style:style>
    <style:style style:name="P7" style:family="paragraph" style:parent-style-name="Heading_20_4">
      <style:paragraph-properties loext:contextual-spacing="false" fo:margin-top="0.423cm" fo:margin-bottom="0.212cm" fo:keep-with-next="always"/>
      <style:text-properties style:font-name="Arial" style:font-name-asian="Microsoft YaHei" style:font-name-complex="Mangal"/>
    </style:style>
    <style:style style:name="P8" style:family="paragraph" style:parent-style-name="Heading_20_4">
      <style:paragraph-properties loext:contextual-spacing="false" fo:margin-top="0.423cm" fo:margin-bottom="0.212cm" fo:break-before="page"/>
      <style:text-properties style:font-name="Arial" style:font-name-asian="Microsoft YaHei" style:font-name-complex="Mangal"/>
    </style:style>
    <style:style style:name="P9" style:family="paragraph" style:parent-style-name="Text_20_body">
      <style:text-properties style:font-name="Times New Roman" style:text-underline-style="none" style:font-name-asian="Microsoft YaHei" style:font-name-complex="Mangal"/>
    </style:style>
    <style:style style:name="P10" style:family="paragraph" style:parent-style-name="Text_20_body">
      <style:paragraph-properties loext:contextual-spacing="false" fo:margin-top="0.423cm" fo:margin-bottom="0.212cm"/>
      <style:text-properties style:font-name="Times New Roman" style:text-underline-style="none" style:font-name-asian="Microsoft YaHei" style:font-name-complex="Mangal"/>
    </style:style>
    <style:style style:name="P11" style:family="paragraph" style:parent-style-name="Text_20_body">
      <style:paragraph-properties loext:contextual-spacing="false" fo:margin-top="0.423cm" fo:margin-bottom="0.212cm"/>
      <style:text-properties style:font-name="Times New Roman" style:font-name-asian="Microsoft YaHei" style:font-name-complex="Mangal"/>
    </style:style>
    <style:style style:name="T1" style:family="text">
      <style:text-properties fo:font-weight="bold" style:font-weight-asian="bold" style:font-weight-complex="bold"/>
    </style:style>
    <style:style style:name="T2" style:family="text">
      <style:text-properties style:font-name="Times New Roman" fo:font-size="10pt" style:text-underline-style="none" style:font-name-asian="Microsoft YaHei" style:font-size-asian="10pt" style:font-name-complex="Mangal" style:font-size-complex="10pt"/>
    </style:style>
    <style:style style:name="T3" style:family="text">
      <style:text-properties fo:font-weight="normal" style:font-weight-asian="normal" style:font-weight-complex="normal"/>
    </style:style>
    <style:style style:name="T4" style:family="text">
      <style:text-properties style:text-underline-style="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suche" xlink:type="simple"/>
        <form:form form:apply-filter="true" form:control-implementation="ooo:com.sun.star.form.component.Form" office:target-frame="" xlink:href="../../../../suche" xlink:type="simple"/>
        <form:form form:apply-filter="true" form:control-implementation="ooo:com.sun.star.form.component.Form" office:target-frame="" xlink:href="" xlink:type="simpl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Einleitung</text:h>
      <text:h text:style-name="Heading_20_4" text:outline-level="4">Kriterien zum Vergleich von Frameworks</text:h>
      <text:p text:style-name="Text_20_body">Um Frameworks bewerten zu können, müssen zuerst Kriterien gefunden werden, nach denen diese auch verglichen werden können. Auch sollte man eine mögliche unterschiedliche Gewichtung verschiedener Kriterien berücksichtigen z.B. ist es wichtiger, dass ein Framework aktiv von jemanden gepflegt und aktualisiert wird, als dass sie 100% der gewünschten Features bereitstellt.</text:p>
      <text:p text:style-name="Text_20_body"/>
      <text:p text:style-name="Text_20_body">Folgende Kriterien werden von uns verwendet:<text:note text:id="ftn1" text:note-class="footnote"><text:note-citation>1</text:note-citation><text:note-body><text:p text:style-name="P3"><text:s/><text:a xlink:type="simple" xlink:href="http://www.thewebhatesme.com/allgemein/10-auswahlkriterien-fur-php-frameworks/" text:style-name="Internet_20_link" text:visited-style-name="Visited_20_Internet_20_Link"><text:span text:style-name="T2">http://www.thewebhatesme.com/allgemein/10-auswahlkriterien-fur-php-frameworks/</text:span></text:a></text:p></text:note-body></text:note></text:p>
      <text:p text:style-name="Text_20_body"><text:span text:style-name="T1">Aktualität:</text:span> Wird das Framework akitv gefplegt und entwickelt?</text:p>
      <text:p text:style-name="Text_20_body"><text:span text:style-name="T1">Verbreitung:</text:span> Ruf des Frameworks bzw. Referenzen?</text:p>
      <text:p text:style-name="Text_20_body"><text:span text:style-name="T1">Dokumentation:</text:span> Wie ausführlich ist die Dokumentation? Gibt es Anleitungen oder Tutorials?</text:p>
      <text:p text:style-name="Text_20_body"><text:span text:style-name="T1">Qualitätssicherung:</text:span> Wird das Framework regelmäßig vom Entwickler getestet?</text:p>
      <text:p text:style-name="Text_20_body"><text:span text:style-name="T1">Entwickler:</text:span> Wer steht hinter dem Framework: Freie Entwickler, Unternehmen?</text:p>
      <text:p text:style-name="Text_20_body"><text:span text:style-name="T1">Community:</text:span> Wie schnell bekommt man hochwertige Hilfe auf Fragen ?</text:p>
      <text:p text:style-name="P10"><text:span text:style-name="T1">Lizenz:</text:span> Frei oder kostenpflichtig? Weitere Auflagen?</text:p>
      <text:p text:style-name="Text_20_body"><text:span text:style-name="T1">Technik:</text:span> Wird PHP5 unterstützt? Lässt es sich einfach konfigurieren?</text:p>
      <text:p text:style-name="Text_20_body"><text:span text:style-name="T1">Bugs:</text:span> Wie ist das Verhältnis zwischen gefundenen und gelösten Bugs?</text:p>
      <text:p text:style-name="Text_20_body"><text:span text:style-name="T1">Features:</text:span> Welche Features werden bereitgestellt? Lassen sich externe Komponente hinzufügen, um die fehlenden Features abzudecken?</text:p>
      <text:p text:style-name="P2">Aufwand: <text:span text:style-name="T3">Wie viel Aufwand und Einarbeitungszeit ist nötig?</text:span></text:p>
      <text:h text:style-name="P7" text:outline-level="4">Gewichtung der Kriterien</text:h>
      <text:p text:style-name="Text_20_body">Es werden für diverse Frameworks alle Kriterien angeschaut, Schwerpunkt liegt jedoch auf den <text:s/>drei genannten: Verbreitung, Technik und Features</text:p>
      <text:p text:style-name="Text_20_body">Grund ist, dass ein Framework für uns gut genug ist, wenn es stabil läuft und die entsprechenden Bedürfnisse stillt, auch wenn es vielleicht nicht mehr aktuell oder nicht kostenfrei ist.</text:p>
      <text:h text:style-name="P6" text:outline-level="1">Yii</text:h>
      <text:p text:style-name="Text_20_body">Yii wurde <text:s/>am 1. Januar 2008 von Qiang Xue ins Leben gerufen. Seitdem hat sich Yii zu einem schnellen, sicheren und professionellen Framework entwickelt, dessen Fokus auf die Erstellung von Web 2.0 Applikationen liegt.<text:note text:id="ftn2" text:note-class="footnote"><text:note-citation>2</text:note-citation><text:note-body><text:p text:style-name="P3"><text:s/><text:a xlink:type="simple" xlink:href="http://www.yiiframework.com/about" text:style-name="Internet_20_link" text:visited-style-name="Visited_20_Internet_20_Link"><text:span text:style-name="T2">http://www.yiiframework.com/about</text:span></text:a></text:p></text:note-body></text:note></text:p>
      <text:h text:style-name="P7" text:outline-level="4">Vorteile</text:h>
      <text:p text:style-name="P1">Yii ist weit verbreitet. Das zeigen die 5 Mio. Treffer wenn man bei Google nach ”yii” sucht. Dazu kommen die 900 Stellenangebote, die sich im Forum der Yii-Webseite angesammelt haben<text:note text:id="ftn3" text:note-class="footnote"><text:note-citation>3</text:note-citation><text:note-body><text:p text:style-name="P3"><text:s/><text:a xlink:type="simple" xlink:href="http://www.yiiframework.com/forum/index.php?/forum/15-job-opportunities/" text:style-name="Internet_20_link" text:visited-style-name="Visited_20_Internet_20_Link">http://www.yiiframework.com/forum/index.php?/forum/15-job-opportunities/</text:a></text:p><text:p text:style-name="Footnote"/><text:p text:style-name="P3"/></text:note-body></text:note> und den <text:soft-page-break/>zahlreichen ”Yii-powered” Webseiten, die das Framework benutzen.<text:note text:id="ftn4" text:note-class="footnote"><text:note-citation>4</text:note-citation><text:note-body><text:p text:style-name="P3"><text:s/><text:a xlink:type="simple" xlink:href="http://www.yiiframework.com/forum/index.php/forum/14-yii-powered-applications/" text:style-name="Internet_20_link" text:visited-style-name="Visited_20_Internet_20_Link">http://www.yiiframework.com/forum/index.php/forum/14-yii-powered-applications/</text:a></text:p></text:note-body></text:note><text:note text:id="ftn5" text:note-class="footnote"><text:note-citation>5</text:note-citation><text:note-body><text:p text:style-name="P3"><text:s/><text:a xlink:type="simple" xlink:href="http://yii.poweredsites.org/" text:style-name="Internet_20_link" text:visited-style-name="Visited_20_Internet_20_Link">http://yii.poweredsites.org/</text:a></text:p></text:note-body></text:note></text:p>
      <text:p text:style-name="P1">Um sich Kenntnisse über Yii anzueignen stehen einem der ausführliche Guide auf der Webseite mit Codebeispielen und der Möglichkeit zu kommentieren,<text:note text:id="ftn6" text:note-class="footnote"><text:note-citation>6</text:note-citation><text:note-body><text:p text:style-name="P3"><text:s/><text:a xlink:type="simple" xlink:href="http://www.yiiframework.com/doc/guide" text:style-name="Internet_20_link" text:visited-style-name="Visited_20_Internet_20_Link">http://www.yiiframework.com/doc/guide</text:a></text:p></text:note-body></text:note> Bücher (sowohl in Printform als auch als Ebook) und kostenpflichtige Videokurse zur Verfügung.<text:note text:id="ftn7" text:note-class="footnote"><text:note-citation>7</text:note-citation><text:note-body><text:p text:style-name="P3"><text:s/><text:a xlink:type="simple" xlink:href="http://www.yiiframework.com/doc" text:style-name="Internet_20_link" text:visited-style-name="Visited_20_Internet_20_Link">http://www.yiiframework.com/doc</text:a></text:p></text:note-body></text:note></text:p>
      <text:p text:style-name="P1">Das eigene Forum ist aktiv und es gibt Beiträge in mehr als zwei Dutzend Sprachen.<text:note text:id="ftn8" text:note-class="footnote"><text:note-citation>8</text:note-citation><text:note-body><text:p text:style-name="P3"><text:s/><text:a xlink:type="simple" xlink:href="http://www.yiiframework.com/forum/" text:style-name="Internet_20_link" text:visited-style-name="Visited_20_Internet_20_Link">http://www.yiiframework.com/forum/</text:a></text:p></text:note-body></text:note> Die Mitglieder sind freundlich und hilfsbereits und man bekommt recht schnell eine Antwort auf seine Fragen.<text:note text:id="ftn9" text:note-class="footnote"><text:note-citation>9</text:note-citation><text:note-body><text:p text:style-name="P3"><text:s/><text:a xlink:type="simple" xlink:href="https://web.archive.org/web/20120618111441/http://blog.mbischof.de/auswahlkriterien-fur-php-frameworks" text:style-name="Internet_20_link" text:visited-style-name="Visited_20_Internet_20_Link">https://web.archive.org/web/20120618111441/http://blog.mbischof.de/auswahlkriterien-fur-php-frameworks</text:a></text:p></text:note-body></text:note></text:p>
      <text:p text:style-name="P1">Yii setzt ausschließlich auf PHP5 und lässt sich mit Extensions beliebig erweitern. Derzeit gibt über 2000 Erweiterungen.<text:note text:id="ftn10" text:note-class="footnote"><text:note-citation>10</text:note-citation><text:note-body><text:p text:style-name="P3"><text:s/><text:a xlink:type="simple" xlink:href="http://www.yiiframework.com/extensions/" text:style-name="Internet_20_link" text:visited-style-name="Visited_20_Internet_20_Link">http://www.yiiframework.com/extensions/</text:a></text:p></text:note-body></text:note> Auch lässt sich Yii mit anderen Komponenten verknüpfen, um das Framework so verwenden zu können, wie gewünscht.<text:note text:id="ftn11" text:note-class="footnote"><text:note-citation>11</text:note-citation><text:note-body><text:p text:style-name="Footnote">Beispiele: <text:a xlink:type="simple" xlink:href="http://www.yiiframework.com/search/?q=integrating&amp;type=wiki" text:style-name="Internet_20_link" text:visited-style-name="Visited_20_Internet_20_Link">http://www.yiiframework.com/search/?q=integrating&amp;type=wiki</text:a></text:p></text:note-body></text:note> </text:p>
      <text:h text:style-name="P7" text:outline-level="4">Nachteile</text:h>
      <text:p text:style-name="P1">Das Selbststudium kann recht teuer werden, die Videokurse liegen preislich über 50€, die Bücher zwischen 30-50€, die jeweils nur einen Anwendungsbereich von Yii abdecken.</text:p>
      <text:h text:style-name="P7" text:outline-level="4">Sonstiges</text:h>
      <text:p text:style-name="Text_20_body">Die neueste Version ist 2.0.7 vom 14. Februar 2016 und ist eine vollständige Überarbeitung von Yii auf Basis von PHP 5.4.0.<text:note text:id="ftn12" text:note-class="footnote"><text:note-citation>12</text:note-citation><text:note-body><text:p text:style-name="P3"><text:s/><text:a xlink:type="simple" xlink:href="http://www.yiiframework.com/download/" text:style-name="Internet_20_link" text:visited-style-name="Visited_20_Internet_20_Link"><text:span text:style-name="T2">http://www.yiiframework.com/download/</text:span></text:a></text:p></text:note-body></text:note> Yii ist Open Source (BSD)<text:note text:id="ftn13" text:note-class="footnote"><text:note-citation>13</text:note-citation><text:note-body><text:p text:style-name="P3"><text:s/><text:a xlink:type="simple" xlink:href="http://www.yiiframework.com/license/" text:style-name="Internet_20_link" text:visited-style-name="Visited_20_Internet_20_Link">http://www.yiiframework.com/license/</text:a></text:p></text:note-body></text:note> und wird von wenigen Entwicklern gepflegt.<text:note text:id="ftn14" text:note-class="footnote"><text:note-citation>14</text:note-citation><text:note-body><text:p text:style-name="P3"><text:s/><text:a xlink:type="simple" xlink:href="https://github.com/yiisoft" text:style-name="Internet_20_link" text:visited-style-name="Visited_20_Internet_20_Link">https://github.com/yiisoft</text:a></text:p></text:note-body></text:note> Das Verhältnis zwischen gemeldeten und gelösten Bugs liegt bei 2,465/2,188.<text:note text:id="ftn15" text:note-class="footnote"><text:note-citation>15</text:note-citation><text:note-body><text:p text:style-name="P3"><text:s/><text:a xlink:type="simple" xlink:href="https://github.com/yiisoft/yii/issues" text:style-name="Internet_20_link" text:visited-style-name="Visited_20_Internet_20_Link">https://github.com/yiisoft/yii/issues</text:a></text:p></text:note-body></text:note></text:p>
      <text:p text:style-name="Text_20_body">Yii ist nach dem MVC Prinzip entwickelt.<text:note text:id="ftn16" text:note-class="footnote"><text:note-citation>16</text:note-citation><text:note-body><text:p text:style-name="P4"><text:s/><text:a xlink:type="simple" xlink:href="http://www.yiiframework.com/doc/guide/1.1/en/basics.mvc" text:style-name="Internet_20_link" text:visited-style-name="Visited_20_Internet_20_Link">http://www.yiiframework.com/doc/guide/1.1/en/basics.mvc</text:a></text:p></text:note-body></text:note></text:p>
      <text:p text:style-name="Text_20_body">Yii wird von folgenden Unternehmen verwendet: Stay.com, Fusonic GmbH, PicLyf<text:note text:id="ftn23" text:note-class="footnote"><text:note-citation>17</text:note-citation><text:note-body><text:p text:style-name="Footnote"><text:a xlink:type="simple" xlink:href="https://www.itcentralstation.com/products/comparisons/yii-framework_vs_zend-framework" text:style-name="Internet_20_link" text:visited-style-name="Visited_20_Internet_20_Link">https://www.itcentralstation.com/products/comparisons/yii-framework_vs_zend-framework</text:a></text:p></text:note-body></text:note></text:p>
      <text:h text:style-name="P6" text:outline-level="1">Zend Framework 2</text:h>
      <text:p text:style-name="P11"><text:span text:style-name="T4">Zend Framework 2 (nachfolgend Zend 2) entstand aus Zend Framework 1 (nachfolgend Zend 1), welches ein häufig benutztes Framework ist (15 Mio. Downloads). <text:s/>Google gibt bei der Suche nach ”zend 2” 1,4 Mio. Ergebnisse zurück. Zend 2 ist 100% objektorientiert.</text:span><text:span text:style-name="T4"><text:note text:id="ftn21" text:note-class="footnote"><text:note-citation>18</text:note-citation><text:note-body><text:p text:style-name="Footnote"><text:a xlink:type="simple" xlink:href="http://framework.zend.com/about/" text:style-name="Internet_20_link" text:visited-style-name="Visited_20_Internet_20_Link">http://framework.zend.com/about/</text:a></text:p></text:note-body></text:note></text:span></text:p>
      <text:h text:style-name="P8" text:outline-level="4">Vorteile</text:h>
      <text:p text:style-name="P1">Das Framework wird vom Developer getestet (mittels PHPUnit).</text:p>
      <text:p text:style-name="P1">Der Übergang von Zend 1 ist gegeben, dazu läuft <text:s/>zusätzlich Zend 1 Code in der <text:s/>Zend 2 Engine.<text:note text:id="ftn18" text:note-class="footnote"><text:note-citation>19</text:note-citation><text:note-body><text:p text:style-name="Footnote"><text:a xlink:type="simple" xlink:href="http://framework.zend.com/about/faq/" text:style-name="Internet_20_link" text:visited-style-name="Visited_20_Internet_20_Link">http://framework.zend.com/about/faq/</text:a></text:p></text:note-body></text:note></text:p>
      <text:p text:style-name="P1">Die Standardbibliothek bietet viele Funktionen u.a. Datenbankenabstraktion, Eingabemasken mit HTML5 Unterstützung (Rendering, Überprüfung) und Komponenten für Authentifizierung und Authorisierung. Insgesamt beinhaltet Zend 2 die am meisten gebrauchten Webservices, deren Verwendung die Entwicklungszeit erheblich verkürzt und die ausgieblich getestet wurden.</text:p>
      <text:p text:style-name="P1">Zend 2 ist mit Hilfe der eigenen lebhaften Community entstanden, deren Mitglieder auf verschiedene Wege erreichbar sind (Mail, IRC), um bei Fragen bereitzustehen.<text:note text:id="ftn19" text:note-class="footnote"><text:note-citation>20</text:note-citation><text:note-body><text:p text:style-name="Footnote"><text:a xlink:type="simple" xlink:href="http://framework.zend.com/about/" text:style-name="Internet_20_link" text:visited-style-name="Visited_20_Internet_20_Link">http://framework.zend.com/about/</text:a></text:p></text:note-body></text:note></text:p>
      <text:p text:style-name="P1">Zum Selbststudium stehen einem ein Tutorial, ein Guide und die API Dokumentation zur Verfügung. Dazu gibt es diverese Bücher im Preisbereich von 40+€. Man kann sich kostenpflichtig sein Fachwissen nachweisen mittels Zertifikate verschiedener Stufen (ab ca. Tausend Euro).</text:p>
      <text:p text:style-name="P1">Zend 2 fordert keine Erlernung einer neuen Sprache wie Yaml.<text:note text:id="ftn25" text:note-class="footnote"><text:note-citation>21</text:note-citation><text:note-body><text:p text:style-name="Footnote"><text:a xlink:type="simple" xlink:href="http://www.sheldmandu.com/php/php-mvc-frameworks/yii-vs-zend-vs-code-igniter-compared" text:style-name="Internet_20_link" text:visited-style-name="Visited_20_Internet_20_Link">http://www.sheldmandu.com/php/php-mvc-frameworks/yii-vs-zend-vs-code-igniter-compared</text:a></text:p></text:note-body></text:note></text:p>
      <text:h text:style-name="P7" text:outline-level="4">Nachteile<text:note text:id="ftn26" text:note-class="footnote"><text:note-citation>22</text:note-citation><text:note-body><text:p text:style-name="Footnote"><text:a xlink:type="simple" xlink:href="http://www.sheldmandu.com/php/php-mvc-frameworks/yii-vs-zend-vs-code-igniter-compared" text:style-name="Internet_20_link" text:visited-style-name="Visited_20_Internet_20_Link">http://www.sheldmandu.com/php/php-mvc-frameworks/yii-vs-zend-vs-code-igniter-compared</text:a></text:p></text:note-body></text:note></text:h>
      <text:p text:style-name="P1">Die Framework ist recht wortreich, was zu verhätnismäßig viel Code für simple Sachen führt.</text:p>
      <text:p text:style-name="P1">Es kann langsam sein, weil Klassen auf viele Dateien verteilt sind. Man kann dem jedoch entgegenwirken, wenn man Extraarbeit mit Opcode Caching betreibt.</text:p>
      <text:p text:style-name="P1">Leider wird Wissen im Bereich Enterprise-Application Architektur vorausgesetzt bzw. ohne diese ist die Lernkurve recht steil.</text:p>
      <text:h text:style-name="P7" text:outline-level="4">Sonstiges</text:h>
      <text:p text:style-name="P1">Die neueste Version (2.4.9 ) erschien am 23.11.2015<text:note text:id="ftn0" text:note-class="footnote"><text:note-citation>23</text:note-citation><text:note-body><text:p text:style-name="Footnote"><text:a xlink:type="simple" xlink:href="http://framework.zend.com/downloads/latest#ZF2" text:style-name="Internet_20_link" text:visited-style-name="Visited_20_Internet_20_Link">http://framework.zend.com/downloads/latest#ZF2</text:a></text:p></text:note-body></text:note> und ist Open Source. Zend <text:s/>2 basiert auf PHP 5.3 und ist eine überarbeitete Version von Zend 1; u.a. wurde die MVC Schicht vollständig geändert mit Fokus auf Ereignissteuerung.<text:note text:id="ftn17" text:note-class="footnote"><text:note-citation>24</text:note-citation><text:note-body><text:p text:style-name="Footnote"><text:a xlink:type="simple" xlink:href="http://framework.zend.com/about/faq/" text:style-name="Internet_20_link" text:visited-style-name="Visited_20_Internet_20_Link">http://framework.zend.com/about/faq/</text:a></text:p></text:note-body></text:note></text:p>
      <text:p text:style-name="P1">Zend steht in Partnerschaft mit diversen Unternehmen (z.B. Google, Microsoft), die Komponente, Features und Interfaces beigesteuert haben.<text:note text:id="ftn20" text:note-class="footnote"><text:note-citation>25</text:note-citation><text:note-body><text:p text:style-name="Footnote"><text:a xlink:type="simple" xlink:href="http://framework.zend.com/about/" text:style-name="Internet_20_link" text:visited-style-name="Visited_20_Internet_20_Link">http://framework.zend.com/about/</text:a></text:p></text:note-body></text:note></text:p>
      <text:p text:style-name="P1">Bezüglich Bugfixes kann man auf der Github-Projektseite einsehen, dass zu den 1.632 gelösten 425 offene Issues stehen.<text:note text:id="ftn22" text:note-class="footnote"><text:note-citation>26</text:note-citation><text:note-body><text:p text:style-name="Footnote"><text:a xlink:type="simple" xlink:href="https://github.com/zendframework/zf2/issues" text:style-name="Internet_20_link" text:visited-style-name="Visited_20_Internet_20_Link">https://github.com/zendframework/zf2/issues</text:a></text:p></text:note-body></text:note></text:p>
      <text:p text:style-name="P1">Zend wird von folgenden Unternehmen verwendet: BBC, Cisco WebEx, Centroy<text:note text:id="ftn24" text:note-class="footnote"><text:note-citation>27</text:note-citation><text:note-body><text:p text:style-name="Footnote"><text:a xlink:type="simple" xlink:href="https://www.itcentralstation.com/products/comparisons/yii-framework_vs_zend-framework" text:style-name="Internet_20_link" text:visited-style-name="Visited_20_Internet_20_Link">https://www.itcentralstation.com/products/comparisons/yii-framework_vs_zend-framework</text:a></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default-outline-level="2" style:list-style-name="" style:class="text">
      <style:paragraph-properties loext:contextual-spacing="false" fo:margin-top="0.353cm" fo:margin-bottom="0.212cm"/>
      <style:text-properties style:font-name="Liberation Serif" fo:font-size="18pt" fo:font-weight="bold" style:font-name-asian="Segoe UI"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31T15:04:40.23</meta:creation-date>
    <dc:date>2016-04-14T14:55:07.86</dc:date>
    <meta:editing-duration>PT9H5M51S</meta:editing-duration>
    <meta:editing-cycles>5</meta:editing-cycles>
    <meta:generator>OpenOffice/4.1.1$Win32 OpenOffice.org_project/411m6$Build-9775</meta:generator>
    <meta:document-statistic meta:table-count="0" meta:image-count="0" meta:object-count="0" meta:page-count="3" meta:paragraph-count="76" meta:word-count="843" meta:character-count="6983"/>
  </office:meta>
</office:document-meta>
</file>